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Expression.update( Context context ,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ringExpress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Expression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Expression.evaluate( 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ringExpression.String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